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Formalisation mathématique du problème inverse en MEG</text:span></text:h>
      <text:h text:style-name="Heading_20_4" text:outline-level="4"><text:span text:style-name="Strong_20_Emphasis">1. Définition du problème</text:span></text:h>
      <text:p text:style-name="Text_20_body">En magnétoencéphalographie (MEG), on cherche à estimer l’activité neuronale dans le cerveau à partir des champs magnétiques mesurés en surface du scalp. Cela implique la résolution d’un <text:span text:style-name="Strong_20_Emphasis">problème inverse</text:span>, qui est intrinsèquement <text:span text:style-name="Strong_20_Emphasis">mal posé</text:span>, car il n’a pas de solution unique.</text:p>
      <text:p text:style-name="Text_20_body">Le problème inverse est formulé par le modèle linéaire suivant :</text:p>
      <text:p text:style-name="Text_20_body">B=GJ+N</text:p>
      <text:p text:style-name="Text_20_body">où :</text:p>
      <text:list xml:id="list2458637455" text:style-name="L1">
        <text:list-item>
          <text:p text:style-name="P2">B∈RM×T est la matrice des mesures MEG, avec M capteurs et T instants temporels.</text:p>
        </text:list-item>
        <text:list-item>
          <text:p text:style-name="P2">G∈RM×N est la <text:span text:style-name="Strong_20_Emphasis">matrice de gain</text:span> (ou <text:span text:style-name="Strong_20_Emphasis">matrice de conduite</text:span>), qui décrit la relation entre les sources cérébrales et les capteurs. Elle est obtenue par la résolution du <text:span text:style-name="Strong_20_Emphasis">problème direct</text:span> à l’aide d’un modèle de conduction (ex. modèle à trois couches : cerveau, crâne, cuir chevelu).</text:p>
        </text:list-item>
        <text:list-item>
          <text:p text:style-name="P2">J∈RN×T est la matrice des <text:span text:style-name="Strong_20_Emphasis">moments de dipôles sources</text:span> à estimer, où N est le nombre de dipôles dans un modèle distribué.</text:p>
        </text:list-item>
        <text:list-item>
          <text:p text:style-name="P1">N est le bruit de mesure.</text:p>
        </text:list-item>
      </text:list>
      <text:p text:style-name="Text_20_body">L’objectif est d’estimer J à partir de B en connaissant G.</text:p>
      <text:p text:style-name="Horizontal_20_Line"/>
      <text:h text:style-name="Heading_20_4" text:outline-level="4"><text:span text:style-name="Strong_20_Emphasis">2. Propriétés du problème inverse</text:span></text:h>
      <text:list xml:id="list1893936699" text:style-name="L2">
        <text:list-item>
          <text:p text:style-name="P4"><text:span text:style-name="Strong_20_Emphasis">Sous-déterminé</text:span> : en général, M≪N, donc le système est indéterminé (plus de variables inconnues que d’équations).</text:p>
        </text:list-item>
        <text:list-item>
          <text:p text:style-name="P4"><text:span text:style-name="Strong_20_Emphasis">Mal conditionné</text:span> : les solutions possibles sont nombreuses et sujettes au bruit.</text:p>
        </text:list-item>
        <text:list-item>
          <text:p text:style-name="P3"><text:span text:style-name="Strong_20_Emphasis">Dépendant du modèle direct</text:span> : toute erreur dans G affecte la solution.</text:p>
        </text:list-item>
      </text:list>
      <text:p text:style-name="Horizontal_20_Line"/>
      <text:h text:style-name="Heading_20_4" text:outline-level="4"><text:span text:style-name="Strong_20_Emphasis">3. Approches pour résoudre le problème inverse</text:span></text:h>
      <text:p text:style-name="Text_20_body">Différentes stratégies permettent de contraindre la solution et d’obtenir une estimation plausible de J :</text:p>
      <text:h text:style-name="Heading_20_5" text:outline-level="5"><text:span text:style-name="Strong_20_Emphasis">a) Régularisation par norme L2​ (Méthode MNE - Minimum Norm Estimate)</text:span></text:h>
      <text:p text:style-name="Text_20_body">On impose une solution minimisant l’énergie des sources :</text:p>
      <text:p text:style-name="Text_20_body">J∗=argJmin​∥B−GJ∥2+λ∥J∥2</text:p>
      <text:p text:style-name="Text_20_body">où λ est un paramètre de régularisation.</text:p>
      <text:p text:style-name="Text_20_body">La solution explicite est donnée par :</text:p>
      <text:p text:style-name="Text_20_body">J∗=(GTCn−1​G+λI)−1GTCn−1​B</text:p>
      <text:p text:style-name="Text_20_body">avec Cn​ la matrice de covariance du bruit.</text:p>
      <text:h text:style-name="Heading_20_5" text:outline-level="5"><text:soft-page-break/><text:span text:style-name="Strong_20_Emphasis">b) Régularisation par norme L1​ (Méthodes parcimonieuses)</text:span></text:h>
      <text:p text:style-name="Text_20_body">Plutôt que de minimiser la norme L2​, on cherche des solutions parcimonieuses, c’est-à-dire un nombre limité de sources actives :</text:p>
      <text:p text:style-name="Text_20_body">J∗=argJmin​∥B−GJ∥2+λ∥J∥1​</text:p>
      <text:p text:style-name="Text_20_body">Cela favorise des solutions où seulement quelques sources sont non nulles.</text:p>
      <text:h text:style-name="Heading_20_5" text:outline-level="5"><text:span text:style-name="Strong_20_Emphasis">c) Approches bayésiennes</text:span></text:h>
      <text:p text:style-name="Text_20_body">On considère J comme une variable aléatoire avec une distribution a priori (ex. gaussienne ou laplacienne) et on utilise l’inférence bayésienne pour estimer la distribution a posteriori des sources.</text:p>
      <text:h text:style-name="Heading_20_5" text:outline-level="5"><text:span text:style-name="Strong_20_Emphasis">d) Beamforming (filtres spatiaux)</text:span></text:h>
      <text:p text:style-name="Text_20_body">On considère chaque point source indépendamment et applique un filtre spatial adaptatif (ex. LCMV, DICS) pour estimer son activité tout en minimisant l’influence des autres sources.</text:p>
      <text:p text:style-name="Horizontal_20_Line"/>
      <text:h text:style-name="Heading_20_4" text:outline-level="4"><text:span text:style-name="Strong_20_Emphasis">4. Conclusion</text:span></text:h>
      <text:p text:style-name="Text_20_body">Le problème inverse en MEG est une estimation de sources mal posée, nécessitant des régularisations ou des hypothèses fortes pour obtenir une solution physiologiquement plausible. Le choix de l’algorithme dépend du compromis entre résolution spatiale, robustesse au bruit et complexité computationnel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6:56:39.679291460</meta:creation-date>
    <dc:date>2025-02-27T16:57:00.076123527</dc:date>
    <meta:editing-duration>PT21S</meta:editing-duration>
    <meta:editing-cycles>1</meta:editing-cycles>
    <meta:document-statistic meta:table-count="0" meta:image-count="0" meta:object-count="0" meta:page-count="2" meta:paragraph-count="34" meta:word-count="400" meta:character-count="2764" meta:non-whitespace-character-count="2164"/>
    <meta:generator>LibreOffice/7.3.7.2$Linux_X86_64 LibreOffice_project/30$Build-2</meta:generator>
  </office:meta>
</office:document-meta>
</file>